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標準字型的自由<text:span text:style-name="T2">授權</text:span>同等替代品<text:reference-mark-end text:name="Free-licensed equivalents for standard fonts"/></text:h>
      <text:p text:style-name="P9"><text:bookmark-start text:name="__RefHeading__491_7372207301"/>和GNU/Linux桌面相似，自由<text:span text:style-name="T1">授權</text:span>的字型最早也是從專有授權字型的模仿替代品開始。目前，原創的自由字型愈來愈普遍，但專有<text:span text:style-name="T3">字型</text:span>的自由同等替代品的需求仍然存在。<text:span text:style-name="T3">這種需求不太可能消失，因為大多數的專業設計師都同意客戶很少有意願會為了使用專有字型而另外掏腰包。此外，自由軟體的倡導者偏好與自由軟體一同使用自由字型。</text:span><text:bookmark-end text:name="__RefHeading__491_7372207301"/></text:p>
      <text:p text:style-name="P10"><text:span text:style-name="T1">由於害怕侵犯著作權，所以完完全全相同的同等替代品很罕見。就連相似度超過75%的例子也很少見。有一些同等替代品，如Liberation字型，僅在數據規格上一致；也就是說，它與相對應的專有字型在版面上佔據完全相同的空間，但是字母外形設計本身並不相同。在其他情況下，自由字型是由其對應的專有字型啟發，但設計師從來不打算做出完全相同的複製品，</text:span>你唯一可以預期的是大致相似。<text:span text:style-name="T1">就我目前所知，有一些專有字型，例如Optima，還沒有自由的同等替代品。出於這個原因，</text:span><text:soft-page-break/><text:span text:style-name="T1">下表中列出的多數是最接近的同等替代品，但很少有完全相同的替代品。</text:span></text:p>
      <text:p text:style-name="P11">這些字型<text:span text:style-name="T5">全部</text:span>都可以在〈附錄<text:span text:style-name="T6">C</text:span>〉中列出的來源中找到。</text:p>
      <table:table table:name="Table309" table:style-name="Table309">
        <table:table-column table:style-name="Table309.A"/>
        <table:table-column table:style-name="Table309.B"/>
        <table:table-row table:style-name="Table309.1">
          <table:table-cell table:style-name="Table309.A1" office:value-type="string">
            <text:p text:style-name="P33">專有授權</text:p>
          </table:table-cell>
          <table:table-cell table:style-name="Table309.A1" office:value-type="string">
            <text:p text:style-name="P33">自由授權</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i</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數據規格上相同。</text:p>
      <text:p text:style-name="P10"><text:soft-page-break/>** 「Garamond」與「Goudy」是由特定設計師所啟發的通用字型名稱，<text:span text:style-name="T4">所以以此為名的不同實際字體可能彼此之間有相當大的差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標準字型的自由同等替代品</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LibreOffice排版設計</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